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tyle="normal" fo:font-weight="bold" style:font-style-asian="normal" style:font-weight-asian="bold" style:font-style-complex="normal" style:font-weight-complex="bold"/>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iel</text:p>
      <text:p text:style-name="Standard"/>
      <text:p text:style-name="Standard">1. Ruben Bär <text:a xlink:type="simple" xlink:href="mailto:ruben.baer@codedump.ch">ruben.baer@codedump.ch</text:a></text:p>
      <text:p text:style-name="Standard">2. Stefan Heinemann <text:a xlink:type="simple" xlink:href="mailto:stefan.heinemann@codedump.ch">stefan.heinemann@codedump.ch</text:a></text:p>
      <text:p text:style-name="Standard"/>
      <text:p text:style-name="Standard">Ruben Bär 079 364 63 21</text:p>
      <text:p text:style-name="Standard"/>
      <text:p text:style-name="Standard">Olivier Biberstein <text:a xlink:type="simple" xlink:href="mailto:olivier.biberstein@bfh.ch">olivier.biberstein@bfh.ch</text:a></text:p>
      <text:p text:style-name="P1"/>
      <text:p text:style-name="P1">Titel (50 Zeichen)</text:p>
      <text:p text:style-name="Standard"/>
      <text:p text:style-name="Standard">Computer Perception and Virtual Reality / Prof. Dr. Olivier Biberstein</text:p>
      <text:p text:style-name="Standard">Experte: Prof. Dr. Andreas Spichiger</text:p>
      <text:p text:style-name="Standard"/>
      <text:p text:style-name="P1">Lead: </text:p>
      <text:p text:style-name="P1"/>
      <text:p text:style-name="P2">Subtyping ist ein weitverbreitetes Konzept in heutigen Programmiersprachen wie C++, Java oder C# um Vererbung und Polymorphie zu realisieren. Die Typenhierarchie ist dabei stark an die Vererbungshierarchie gebunden, was den Programmierer in manchen Fällen einschränkt und dazu zwingt, unsichere Typenkonstrukte wie Casts zu verwenden. Diese Bachelorarbeit präsentiert ein neues Konzept der Vererbung bekannt als Subclassing und eine rudimentäre Programmiersprache, welche dieses Konzept implementiert.</text:p>
      <text:p text:style-name="Standard"/>
      <text:p text:style-name="P1">Text: </text:p>
      <text:p text:style-name="P1"/>
      <text:p text:style-name="P1">Subtyping</text:p>
      <text:p text:style-name="P2">Moderne objektorientierte Programmiersprachen kennen ein Vererbungskonzept welches als <text:span text:style-name="T1">Subtyping</text:span> <text:s text:c="2"/>bekannt ist. Dabei wird bei der Vererbung einer Klasse automatisch ein neuer Typ kreiert. Dies ermöglicht die polymorphe Verwendung von Typen, indem Typen durch Subtypen ersetzt werden können. Diese Eigenschaft führt jedoch auch gewisse Einschränkungen mit sich, damit die Typen sicher ersetzt werden können. So können zum Beispiel Methodenargumente nicht weiter spezialisiert werden. Diese Problematik wird z.B. bei der <text:span text:style-name="T1">equals</text:span><text:span text:style-name="T2"> Methode der </text:span><text:span text:style-name="T1">Object</text:span><text:span text:style-name="T2">-Klasse bei Java offensichtlich: die Methode kann nicht weiter eingeschränkt werden, so dass sie den spezifisch zu vergleichenden Typ verlangt. Der/die ProgrammiererIn ist gezwungen, auf unsichere Sprachkonzepte wie Casts zurück zu greiffen.</text:span></text:p>
      <text:p text:style-name="P2"><text:span text:style-name="T2">Da genannte Sprachen die Typenhierarchie implizit fest an die Vererbungshierarchie koppeln, ist dem/der ProgrammiererIn kein Werkzeg gegeben, Code wiederverwendbar zu machen ohne Subtypen zu kreieren. Das Konzept </text:span><text:span text:style-name="T1">Subclassing</text:span><text:span text:style-name="T2"> schafft dem Abhilfe.</text:span></text:p>
      <text:p text:style-name="P2"><text:span text:style-name="T2"/></text:p>
      <text:p text:style-name="P1"><text:span text:style-name="T2">Subclassing</text:span></text:p>
      <text:p text:style-name="P5">In dieser Arbeit wird das Konzept des <text:span text:style-name="T1">Subclassing</text:span> vorgestellt. Dieses ermöglicht es dem/der ProgrammiererIn, Code in Klassen zu vererben, ohne Subtypen zu erstellen. Manche Programmiersprachen kennen zwar parametrisierte Klassen, bekannt als Generics in Java oder Templates in C++. Diese lösen jedoch nicht das Problem von rekursiven Typen, also solche die die eigene Klasse referenzieren. <text:s/>Dazu wird das Keyword <text:span text:style-name="T1">MyType</text:span> eingeführt. Dieses Keyword wird je nach Verwendung der Klasse, ob als Subtype oder Subclass vererbt, entsprechend gebunden.</text:p>
      <text:p text:style-name="P5"/>
      <text:p text:style-name="P4">Ooplss</text:p>
      <text:p text:style-name="P5">Um das Ganze in die Praxis umzusetzen, wurde im Rahmen dieser Arbeit eine Programmiersprache <text:soft-page-break/>entwickelt und implementiert, welche diese beiden Konzepte der Vererbung umsetzt. Diese Sprache ist syntaktisch an Java und Scala angelehnt und implementiert einen kompletten Type Checker. Auf einige in Programmiersprachen gängige Features, die für den Sachverhalt dieser Arbeit irrelevant sind, wurde vorerst verzichtet. Erweiterungen sind jedoch ohne weiteres denkbar. Übersetzt wird Ooplss in Java, was den Zugriff auf das Java-Framework denkbar macht.</text:p>
      <text:p text:style-name="Standard"/>
      <text:p text:style-name="P1">Bildlegende: Möglichst kurze Sätze</text:p>
      <text:p text:style-name="Standard"/>
      <text:p text:style-name="P1">Bemerkungen</text:p>
      <text:p text:style-name="Standard"/>
      <text:p text:style-name="Standard">08.06.2011 Ber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06T20:19:38</meta:creation-date>
    <meta:editing-duration>PT3H48S</meta:editing-duration>
    <meta:editing-cycles>117</meta:editing-cycles>
    <meta:generator>LibreOffice/3.3$Unix LibreOffice_project/330m19$Build-202</meta:generator>
    <dc:date>2011-06-06T23:25:02</dc:date>
    <dc:creator>Stefan Heinemann</dc:creator>
    <meta:document-statistic meta:table-count="0" meta:image-count="0" meta:object-count="0" meta:page-count="2" meta:paragraph-count="21" meta:word-count="396" meta:character-count="2999"/>
  </office:meta>
</office:document-meta>
</file>